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language="fr" fo:country="FR" officeooo:rsid="001d0e5a" officeooo:paragraph-rsid="001d0e5a"/>
    </style:style>
    <style:style style:name="P2"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style:font-name="Liberation Serif" fo:language="fr" fo:country="FR" officeooo:rsid="002a7a1d" officeooo:paragraph-rsid="003d2a5a"/>
    </style:style>
    <style:style style:name="P3"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style:font-name="Liberation Serif" fo:language="fr" fo:country="FR" officeooo:rsid="0044a648" officeooo:paragraph-rsid="0044a648"/>
    </style:style>
    <style:style style:name="P4" style:family="paragraph" style:parent-style-name="Standard">
      <style:paragraph-properties fo:margin-left="0in" fo:margin-right="0in" fo:margin-top="0.0984in" fo:margin-bottom="0in" loext:contextual-spacing="false" fo:line-height="100%" fo:text-align="justify" style:justify-single-word="false" fo:text-indent="0in" style:auto-text-indent="false"/>
      <style:text-properties fo:language="fr" fo:country="FR" officeooo:paragraph-rsid="003d2a5a"/>
    </style:style>
    <style:style style:name="P5" style:family="paragraph" style:parent-style-name="Standard">
      <style:paragraph-properties fo:margin-top="0.0783in" fo:margin-bottom="0in" loext:contextual-spacing="false" fo:text-align="justify" style:justify-single-word="false"/>
      <style:text-properties style:font-name="Liberation Serif" fo:language="fr" fo:country="FR" officeooo:rsid="00258802" officeooo:paragraph-rsid="0044f83a"/>
    </style:style>
    <style:style style:name="P6" style:family="paragraph" style:parent-style-name="Standard">
      <style:paragraph-properties fo:margin-top="0.0984in" fo:margin-bottom="0in" loext:contextual-spacing="false" fo:text-align="justify" style:justify-single-word="false"/>
      <style:text-properties style:font-name="Liberation Serif" fo:language="fr" fo:country="FR" officeooo:rsid="00258802" officeooo:paragraph-rsid="00258802"/>
    </style:style>
    <style:style style:name="P7" style:family="paragraph" style:parent-style-name="Standard">
      <style:paragraph-properties fo:margin-top="0.0984in" fo:margin-bottom="0in" loext:contextual-spacing="false" fo:text-align="justify" style:justify-single-word="false"/>
      <style:text-properties style:font-name="Liberation Serif" fo:language="fr" fo:country="FR" officeooo:rsid="0025edf5" officeooo:paragraph-rsid="0025edf5"/>
    </style:style>
    <style:style style:name="P8" style:family="paragraph" style:parent-style-name="Text_20_body">
      <style:paragraph-properties fo:margin-top="0.0984in" fo:margin-bottom="0in" loext:contextual-spacing="false" fo:text-align="justify" style:justify-single-word="false"/>
      <style:text-properties style:font-name="Liberation Serif" fo:font-style="normal" officeooo:paragraph-rsid="00411ab2" style:font-style-asian="normal" style:font-style-complex="normal"/>
    </style:style>
    <style:style style:name="P9" style:family="paragraph" style:parent-style-name="Text_20_body">
      <style:paragraph-properties fo:margin-top="0.0984in" fo:margin-bottom="0in" loext:contextual-spacing="false" fo:text-align="justify" style:justify-single-word="false"/>
      <style:text-properties officeooo:paragraph-rsid="0038331d"/>
    </style:style>
    <style:style style:name="P10" style:family="paragraph" style:parent-style-name="Text_20_body">
      <style:paragraph-properties fo:margin-top="0.0984in" fo:margin-bottom="0in" loext:contextual-spacing="false" fo:text-align="justify" style:justify-single-word="false"/>
      <style:text-properties officeooo:paragraph-rsid="00411ab2"/>
    </style:style>
    <style:style style:name="P11" style:family="paragraph" style:parent-style-name="Text_20_body">
      <style:paragraph-properties fo:margin-top="0.0984in" fo:margin-bottom="0in" loext:contextual-spacing="false" fo:text-align="justify" style:justify-single-word="false"/>
      <style:text-properties officeooo:paragraph-rsid="0046fde9"/>
    </style:style>
    <style:style style:name="P12" style:family="paragraph" style:parent-style-name="Text_20_body">
      <style:paragraph-properties fo:margin-top="0.0984in" fo:margin-bottom="0in" loext:contextual-spacing="false" fo:text-align="justify" style:justify-single-word="false"/>
      <style:text-properties officeooo:paragraph-rsid="00486a27"/>
    </style:style>
    <style:style style:name="P13" style:family="paragraph" style:parent-style-name="Standard">
      <style:paragraph-properties fo:margin-top="0.0984in" fo:margin-bottom="0in" loext:contextual-spacing="false" fo:text-align="justify" style:justify-single-word="false"/>
      <style:text-properties style:font-name="Liberation Serif" fo:language="fr" fo:country="FR" officeooo:rsid="004a864d" officeooo:paragraph-rsid="004a864d"/>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4f95dd" officeooo:paragraph-rsid="0054b2fd"/>
    </style:style>
    <style:style style:name="P15" style:family="paragraph" style:parent-style-name="Standard" style:list-style-name="L1">
      <style:paragraph-properties fo:margin-top="0.0984in" fo:margin-bottom="0in" loext:contextual-spacing="false" fo:text-align="justify" style:justify-single-word="false"/>
      <style:text-properties style:font-name="Liberation Serif" fo:language="fr" fo:country="FR" officeooo:rsid="00522c73" officeooo:paragraph-rsid="00522c73"/>
    </style:style>
    <style:style style:name="P16" style:family="paragraph" style:parent-style-name="Text_20_body">
      <style:paragraph-properties fo:margin-top="0.0984in" fo:margin-bottom="0in" loext:contextual-spacing="false" fo:text-align="justify" style:justify-single-word="false"/>
      <style:text-properties style:font-name="Liberation Serif" fo:font-style="normal" officeooo:rsid="0038331d" officeooo:paragraph-rsid="00411ab2" style:font-style-asian="normal" style:font-style-complex="normal"/>
    </style:style>
    <style:style style:name="P17" style:family="paragraph" style:parent-style-name="Text_20_body">
      <style:paragraph-properties fo:margin-top="0.0783in" fo:margin-bottom="0in" loext:contextual-spacing="false" fo:text-align="justify" style:justify-single-word="false"/>
      <style:text-properties style:font-name="Liberation Serif" fo:language="fr" fo:country="FR" fo:font-style="normal" officeooo:rsid="0038331d" officeooo:paragraph-rsid="0036efea" style:font-style-asian="normal" style:font-style-complex="normal"/>
    </style:style>
    <style:style style:name="P18" style:family="paragraph" style:parent-style-name="Heading_20_1">
      <style:text-properties style:font-name="Liberation Serif" fo:language="fr" fo:country="FR"/>
    </style:style>
    <style:style style:name="P19" style:family="paragraph" style:parent-style-name="Heading_20_1">
      <style:paragraph-properties fo:text-align="justify" style:justify-single-word="false"/>
      <style:text-properties style:font-name="Liberation Serif" fo:language="fr" fo:country="FR"/>
    </style:style>
    <style:style style:name="P20" style:family="paragraph" style:parent-style-name="Title">
      <style:paragraph-properties fo:text-align="center" style:justify-single-word="false"/>
      <style:text-properties style:font-name="Liberation Serif" fo:language="fr" fo:country="FR"/>
    </style:style>
    <style:style style:name="T1" style:family="text">
      <style:text-properties officeooo:rsid="0024b9c0"/>
    </style:style>
    <style:style style:name="T2" style:family="text">
      <style:text-properties officeooo:rsid="0025edf5"/>
    </style:style>
    <style:style style:name="T3" style:family="text">
      <style:text-properties officeooo:rsid="002657f6"/>
    </style:style>
    <style:style style:name="T4" style:family="text">
      <style:text-properties officeooo:rsid="00282069"/>
    </style:style>
    <style:style style:name="T5" style:family="text">
      <style:text-properties officeooo:rsid="002c2151"/>
    </style:style>
    <style:style style:name="T6" style:family="text">
      <style:text-properties fo:language="en" fo:country="US" fo:font-style="italic" officeooo:rsid="002c2151" style:font-style-asian="italic" style:font-style-complex="italic"/>
    </style:style>
    <style:style style:name="T7" style:family="text">
      <style:text-properties officeooo:rsid="0036efea"/>
    </style:style>
    <style:style style:name="T8" style:family="text">
      <style:text-properties fo:language="fr" fo:country="FR" officeooo:rsid="0036efea"/>
    </style:style>
    <style:style style:name="T9" style:family="text">
      <style:text-properties officeooo:rsid="0038331d"/>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normal" officeooo:rsid="0038331d" style:font-style-asian="normal" style:font-style-complex="normal"/>
    </style:style>
    <style:style style:name="T12" style:family="text">
      <style:text-properties style:font-name="Liberation Serif" fo:font-style="normal" officeooo:rsid="00396d9e" style:font-style-asian="normal" style:font-style-complex="normal"/>
    </style:style>
    <style:style style:name="T13" style:family="text">
      <style:text-properties style:font-name="Liberation Serif" fo:font-style="normal" officeooo:rsid="00411ab2" style:font-style-asian="normal" style:font-style-complex="normal"/>
    </style:style>
    <style:style style:name="T14" style:family="text">
      <style:text-properties style:font-name="Liberation Serif" fo:font-style="normal" officeooo:rsid="0042d8cc" style:font-style-asian="normal" style:font-style-complex="normal"/>
    </style:style>
    <style:style style:name="T15" style:family="text">
      <style:text-properties style:font-name="Liberation Serif" fo:font-style="normal" officeooo:rsid="0046fde9" style:font-style-asian="normal" style:font-style-complex="normal"/>
    </style:style>
    <style:style style:name="T16" style:family="text">
      <style:text-properties style:font-name="Liberation Serif" officeooo:rsid="002c2151"/>
    </style:style>
    <style:style style:name="T17" style:family="text">
      <style:text-properties style:font-name="Liberation Serif" officeooo:rsid="0044a648"/>
    </style:style>
    <style:style style:name="T18" style:family="text">
      <style:text-properties officeooo:rsid="0044a648"/>
    </style:style>
    <style:style style:name="T19" style:family="text">
      <style:text-properties officeooo:rsid="0044f83a"/>
    </style:style>
    <style:style style:name="T20" style:family="text">
      <style:text-properties officeooo:rsid="00514dd5"/>
    </style:style>
    <style:style style:name="T21" style:family="text">
      <style:text-properties officeooo:rsid="0054b2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ception et développement de la première version d’un annuaire des services</text:p>
      <text:p text:style-name="P1"/>
      <text:h text:style-name="P19" text:outline-level="1">Introduction</text:h>
      <text:p text:style-name="P2">L'architecture à base de microservices <text:span text:style-name="T5">est un patron d'architecture qui </text:span>décompose <text:span text:style-name="T5">les systèmes répartis en services découplés. Chacun de ces services remplit une tâche spécifique qui peut être développée et déployée indépendamment [1]. Il aide à faciliter la capacité de monté en charge (</text:span><text:span text:style-name="T6">scalability</text:span><text:span text:style-name="T5"> en anglais), l'agilité, la fiabilité et les autres aspects par rapport aux architectures monolithiques [2]. </text:span></text:p>
      <text:p text:style-name="P4"><text:span text:style-name="T16">Cependant, ces avantages présentent aussi des challenges, la découverte de services est l'un d'entre eux. La découverte de services est le processus qui permet de déterminer et détecter les localisations des services dynamiquement , de les enregistrer et les gérer constamment [3]. Il considère aussi des stratégies de </text:span><text:span text:style-name="T17">l</text:span>'équilibrage de charge, <text:span text:style-name="T18">la s</text:span>urveillance, <text:span text:style-name="T18">les p</text:span>roblèmes de disponibilité <text:span text:style-name="T18">etc.</text:span> </text:p>
      <text:p text:style-name="P3">Ce document présente un projet d<text:span text:style-name="T19">'un annuaire des services, un des composants de la découverte des services. La section 2 explique la conception du prototype. La section 3 détaille le développement du projet et les technologies utilisées. La solution du déploiement basé sur les conteneurs est présentée dans la section 4. Les résultats sont conclut dans la section 5.</text:span></text:p>
      <text:h text:style-name="P19" text:outline-level="1">Conception</text:h>
      <text:p text:style-name="P6">Architecture global -» diagram use case -» diagram class -» diagram sequance</text:p>
      <text:p text:style-name="P13">Qu’est-ce que il peut faire → comment faire → avec quoi → architecture logiciel → programmation → test</text:p>
      <text:p text:style-name="P13"/>
      <text:p text:style-name="P14"><text:span text:style-name="T21">La découverte des services joue un rôle important dans les architecture à base des microservices. En général, ses composants principaux sont [4]: </text:span></text:p>
      <text:list xml:id="list3649912902" text:style-name="L1">
        <text:list-item>
          <text:p text:style-name="P15">les consommateurs des service : </text:p>
        </text:list-item>
        <text:list-item>
          <text:p text:style-name="P15">les fournisseurs des service :</text:p>
        </text:list-item>
        <text:list-item>
          <text:p text:style-name="P15">l’annuaire des service : </text:p>
        </text:list-item>
      </text:list>
      <text:h text:style-name="P19" text:outline-level="1">Développement</text:h>
      <text:p text:style-name="P5"><text:span text:style-name="T1">technology stack ? </text:span>Language Go <text:span text:style-name="T4">(Why)</text:span> -» used package go http -» connection of db</text:p>
      <text:p text:style-name="P6"/>
      <text:h text:style-name="P19" text:outline-level="1">Déploiement</text:h>
      <text:p text:style-name="P6"><text:span text:style-name="T4">Container -» </text:span>Docker<text:span text:style-name="T4">(why)</text:span> -» <text:span text:style-name="T2">structure of deployment</text:span></text:p>
      <text:p text:style-name="P6"><text:soft-page-break/></text:p>
      <text:h text:style-name="P19" text:outline-level="1">Conclusion</text:h>
      <text:p text:style-name="P7">Result of project</text:p>
      <text:p text:style-name="P7">Future <text:span text:style-name="T3">w</text:span>ork</text:p>
      <text:h text:style-name="P18" text:outline-level="1">Références</text:h>
      <text:p text:style-name="P8"><text:span text:style-name="T8">[1] </text:span>Z. Xiao, I. Wijegunaratne, and X. Qiang, <text:span text:style-name="T9">"</text:span>Reﬂections on <text:span text:style-name="T7">SOA</text:span> and <text:span text:style-name="T7">M</text:span>icroservices<text:span text:style-name="T9">"</text:span>, <text:s/>2016 4th International Conference on Enterprise Systems (ES), pages 60–67, 2016.</text:p>
      <text:p text:style-name="P9"><text:span text:style-name="T11">[2] </text:span><text:span text:style-name="T10">W. Hasselbring, G. Steinacker, "Architectures for Scalability Agility and Reliability in E-Commerce", </text:span><text:span text:style-name="Emphasis"><text:span text:style-name="T10">Proc. IEEE Int'l Conf. Software Architecture Workshops (ICSAW 17)</text:span></text:span><text:span text:style-name="T10">, pp. 243-246, 2017.</text:span></text:p>
      <text:p text:style-name="P10"><text:span text:style-name="T11">[</text:span><text:span text:style-name="T14">3</text:span><text:span text:style-name="T13">] </text:span><text:span text:style-name="T11">T. Cerny, M. J. Donahoo, M. Trnka, "</text:span><text:span text:style-name="T13">C</text:span><text:span text:style-name="T11">ontextual </text:span><text:span text:style-name="T13">U</text:span><text:span text:style-name="T11">nderstanding of </text:span><text:span text:style-name="T13">M</text:span><text:span text:style-name="T11">icroservice </text:span><text:span text:style-name="T13">A</text:span><text:span text:style-name="T11">rchitecture: </text:span><text:span text:style-name="T13">C</text:span><text:span text:style-name="T11">urrent and </text:span><text:span text:style-name="T13">F</text:span><text:span text:style-name="T11">uture </text:span><text:span text:style-name="T13">D</text:span><text:span text:style-name="T11">irections", ACM SIGAPP Applied Computing Review, v.17 n.4, p.29-45, December 2017.</text:span></text:p>
      <text:p text:style-name="P12"><text:span text:style-name="T12">[</text:span><text:span text:style-name="T14">4</text:span><text:span text:style-name="T12">] </text:span><text:span text:style-name="T11">C. Rotter, J. Illes, G. Nyiri, L. Farkas, G. Csatari, and G. Huszty, "Telecom </text:span><text:span text:style-name="T15">S</text:span><text:span text:style-name="T11">trategies </text:span><text:span text:style-name="T15">F</text:span><text:span text:style-name="T11">or </text:span><text:span text:style-name="T15">S</text:span><text:span text:style-name="T11">ervice </text:span><text:span text:style-name="T15">D</text:span><text:span text:style-name="T11">iscovery in </text:span><text:span text:style-name="T15">M</text:span><text:span text:style-name="T11">icroservice </text:span><text:span text:style-name="T15">E</text:span><text:span text:style-name="T11">nvironments". In 2017 20th Conference on Innovations in Clouds, Internet and Networks (ICIN), pages 214--218, March 2017.</text:span></text:p>
      <text:p text:style-name="P11"/>
      <text:p text:style-name="P11"><text:span text:style-name="T11">N. Alshuqayran, N. Ali, R. Evans, "A </text:span><text:span text:style-name="T12">S</text:span><text:span text:style-name="T11">ystematic </text:span><text:span text:style-name="T12">M</text:span><text:span text:style-name="T11">apping </text:span><text:span text:style-name="T12">S</text:span><text:span text:style-name="T11">tudy in </text:span><text:span text:style-name="T12">M</text:span><text:span text:style-name="T11">icroservice </text:span><text:span text:style-name="T12">A</text:span><text:span text:style-name="T11">rchitecture", </text:span><text:span text:style-name="Emphasis"><text:span text:style-name="T11">Proc. 2016 </text:span></text:span><text:span text:style-name="T11">IEEE 9th International Conference on Service-Oriented Computing and Applications (SOCA), pp. 44-51, November 2016.</text:span></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1-25T09:53:55.382174902</dc:date>
    <meta:editing-duration>P5DT11H50M6S</meta:editing-duration>
    <meta:editing-cycles>45</meta:editing-cycles>
    <meta:generator>LibreOffice/6.0.7.3$Linux_X86_64 LibreOffice_project/00m0$Build-3</meta:generator>
    <meta:document-statistic meta:table-count="0" meta:image-count="0" meta:object-count="0" meta:page-count="2" meta:paragraph-count="25" meta:word-count="440" meta:character-count="2918" meta:non-whitespace-character-count="2508"/>
  </office:meta>
</office:document-meta>
</file>